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1.106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7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0">
            <text:p>20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73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15">
            <text:p>15</text:p>
          </table:table-cell>
          <table:table-cell table:style-name="ce3" table:formula="of:=DEC2HEX([.E2];4)" office:value-type="string" office:string-value="00C8">
            <text:p>00C8</text:p>
          </table:table-cell>
          <table:table-cell table:style-name="ce3" table:formula="of:=DEC2HEX([.A3];2)" office:value-type="string" office:string-value="63">
            <text:p>63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9">
            <text:p>09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A">
            <text:p>0A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B">
            <text:p>0B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C">
            <text:p>0C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63">
            <text:p>63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D">
            <text:p>0D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F">
            <text:p>0F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10">
            <text:p>1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11">
            <text:p>11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12">
            <text:p>12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13">
            <text:p>13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14">
            <text:p>14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20">
            <text:p>2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1F">
            <text:p>1F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1E">
            <text:p>1E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1D">
            <text:p>1D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1C">
            <text:p>1C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63">
            <text:p>63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1B">
            <text:p>1B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1A">
            <text:p>1A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19">
            <text:p>19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18">
            <text:p>18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63">
            <text:p>63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17">
            <text:p>17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3" table:formula="of:=DEC2HEX([.A34];2)" office:value-type="string" office:string-value="63">
            <text:p>63</text:p>
          </table:table-cell>
          <table:table-cell table:style-name="ce3" table:formula="of:=DEC2HEX([.E34];4)" office:value-type="string" office:string-value="0000">
            <text:p>0000</text:p>
          </table:table-cell>
          <table:table-cell table:style-name="ce3" table:formula="of:=DEC2HEX([.A35];2)" office:value-type="string" office:string-value="16">
            <text:p>16</text:p>
          </table:table-cell>
          <table:table-cell table:style-name="ce3" table:formula="of:=DEC2HEX([.E35];4)" office:value-type="string" office:string-value="0000">
            <text:p>0000</text:p>
          </table:table-cell>
          <table:table-cell table:style-name="ce3" table:formula="of:=DEC2HEX([.A36];2)" office:value-type="string" office:string-value="0E">
            <text:p>0E</text:p>
          </table:table-cell>
          <table:table-cell table:style-name="ce3" table:formula="of:=DEC2HEX([.E36];4)" office:value-type="string" office:string-value="0000">
            <text:p>0000</text:p>
          </table:table-cell>
          <table:table-cell table:style-name="ce3" table:formula="of:=DEC2HEX([.A37];2)" office:value-type="string" office:string-value="01">
            <text:p>01</text:p>
          </table:table-cell>
          <table:table-cell table:style-name="ce3" table:formula="of:=DEC2HEX([.E37];4)" office:value-type="string" office:string-value="04B0">
            <text:p>04B0</text:p>
          </table:table-cell>
          <table:table-cell table:style-name="ce3" table:formula="of:=DEC2HEX([.A38];2)" office:value-type="string" office:string-value="02">
            <text:p>02</text:p>
          </table:table-cell>
          <table:table-cell table:style-name="ce3" table:formula="of:=DEC2HEX([.E38];4)" office:value-type="string" office:string-value="0000">
            <text:p>0000</text:p>
          </table:table-cell>
          <table:table-cell table:style-name="ce7" table:formula="of:=DEC2HEX([.J25];2)" office:value-type="string" office:string-value="02">
            <text:p>02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+HEX2DEC([.BT3])+HEX2DEC([.BV3])+HEX2DEC([.BX3])+HEX2DEC([.BZ3])+HEX2DEC([.CB3]);8)" office:value-type="string" office:string-value="00000578">
            <office:annotation draw:style-name="gr1" draw:text-style-name="P1" svg:width="2.899cm" svg:height="1.781cm" svg:x="71.434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57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75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;[.BU3];[.BV3];[.BW3];[.BX3];[.BY3];[.BZ3];[.CA3];[.CB3];[.CC3];[.CD3])" office:value-type="string" office:string-value="1500C86300000300000400000500000600000700000800000900000A00000B00000C00006300000D00000F00001000001100001200001300001400002000001F00001E00001D00001C00006300001B00001A00001900001800006300001700006300001600000E00000104B00200000200000578" table:number-columns-spanned="66" table:number-rows-spanned="1">
            <text:p>1500C86300000300000400000500000600000700000800000900000A00000B00000C00006300000D00000F00001000001100001200001300001400002000001F00001E00001D00001C00006300001B00001A00001900001800006300001700006300001600000E00000104B00200000200000578</text:p>
          </table:table-cell>
          <table:covered-table-cell table:number-columns-repeated="65"/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CD3]" office:value-type="string" office:string-value="00000578" table:number-columns-spanned="4" table:number-rows-spanned="2">
            <text:p>00000578</text:p>
          </table:table-cell>
          <table:covered-table-cell table:number-columns-repeated="3" table:style-name="ce5"/>
          <table:table-cell table:number-columns-repeated="62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62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CC3])" office:value-type="float" office:value="2" table:number-columns-spanned="4" table:number-rows-spanned="2">
            <text:p>2</text:p>
          </table:table-cell>
          <table:covered-table-cell table:number-columns-repeated="3"/>
          <table:table-cell table:number-columns-repeated="62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62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69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70"/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70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0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4"/>
          <table:table-cell table:formula="of:=IF(AND([.A8]&gt;0;[.A8]&lt;&gt;99);[.A8];IF(AND([.A7]&gt;0;[.A7]&lt;&gt;99);[.A7];IF(AND([.A6]&gt;0;[.A6]&lt;&gt;99);[.A6];IF(AND([.A5]&gt;0;[.A5]&lt;&gt;99);[.A5];IF(AND([.A4]&gt;0;[.A4]&lt;&gt;99);[.A4];IF(AND([.A3]&gt;0;[.A3]&lt;&gt;99);[.A3];[.A2]))))))" office:value-type="float" office:value="7">
            <text:p>7</text:p>
          </table:table-cell>
          <table:table-cell table:number-columns-repeated="72"/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4"/>
          <table:table-cell table:formula="of:=IF(AND([.A38]&gt;0;[.A38]&lt;&gt;99);[.A38];IF(AND([.A37]&gt;0;[.A37]&lt;&gt;99);[.A37];IF(AND([.A36]&gt;0;[.A36]&lt;&gt;99);[.A36];IF(AND([.A35]&gt;0;[.A35]&lt;&gt;99);[.A35];IF(AND([.A34]&gt;0;[.A34]&lt;&gt;99);[.A34];IF(AND([.A33]&gt;0;[.A33]&lt;&gt;99);[.A33];IF(AND([.A32]&gt;0;[.A32]&lt;&gt;99);[.A32];IF(AND([.A31]&gt;0;[.A31]&lt;&gt;99);[.A31];IF(AND([.A30]&gt;0;[.A30]&lt;&gt;99);[.A30];IF(AND([.A29]&gt;0;[.A29]&lt;&gt;99);[.A29];IF(AND([.A28]&gt;0;[.A28]&lt;&gt;99);[.A28];IF(AND([.A27]&gt;0;[.A27]&lt;&gt;99);[.A27];IF(AND([.A26]&gt;0;[.A26]&lt;&gt;99);[.A26];IF(AND([.A25]&gt;0;[.A25]&lt;&gt;99);[.A25];IF(AND([.A24]&gt;0;[.A24]&lt;&gt;99);[.A24];IF(AND([.A23]&gt;0;[.A23]&lt;&gt;99);[.A23];IF(AND([.A22]&gt;0;[.A22]&lt;&gt;99);[.A22];IF(AND([.A21]&gt;0;[.A21]&lt;&gt;99);[.A21];IF(AND([.A20]&gt;0;[.A20]&lt;&gt;99);[.A20];IF(AND([.A19]&gt;0;[.A19]&lt;&gt;99);[.A19];IF(AND([.A18]&gt;0;[.A18]&lt;&gt;99);[.A18];IF(AND([.A17]&gt;0;[.A17]&lt;&gt;99);[.A17];IF(AND([.A16]&gt;0;[.A16]&lt;&gt;99);[.A16];IF(AND([.A15]&gt;0;[.A15]&lt;&gt;99);[.A15];IF(AND([.A14]&gt;0;[.A14]&lt;&gt;99);[.A14];IF(AND([.A13]&gt;0;[.A13]&lt;&gt;99);[.A13];IF(AND([.A12]&gt;0;[.A12]&lt;&gt;99);[.A12];IF(AND([.A11]&gt;0;[.A11]&lt;&gt;99);[.A11];IF(AND([.A10]&gt;0;[.A10]&lt;&gt;99);[.A10];IF(AND([.A9]&gt;0;[.A9]&lt;&gt;99);[.A9];[.J24]))))))))))))))))))))))))))))))" office:value-type="float" office:value="2">
            <text:p>2</text:p>
          </table:table-cell>
          <table:table-cell table:number-columns-repeated="72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4]*60*20+[.C34]*20+[.D34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5]*60*20+[.C35]*20+[.D35]" office:value-type="float" office:value="0">
            <text:p>0</text:p>
          </table:table-cell>
          <table:table-cell table:number-columns-repeated="77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6]*60*20+[.C36]*20+[.D36]" office:value-type="float" office:value="0">
            <text:p>0</text:p>
          </table:table-cell>
          <table:table-cell table:number-columns-repeated="7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37]*60*20+[.C37]*20+[.D37]" office:value-type="float" office:value="1200">
            <text:p>1200</text:p>
          </table:table-cell>
          <table:table-cell table:number-columns-repeated="77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8]*60*20+[.C38]*20+[.D38]" office:value-type="float" office:value="0">
            <text:p>0</text:p>
          </table:table-cell>
          <table:table-cell table:number-columns-repeated="77"/>
        </table:table-row>
        <table:table-row table:style-name="ro1" table:number-rows-repeated="1048537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6">16/04/2024</text:date>, <text:time>02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10M25S</meta:editing-duration>
    <meta:editing-cycles>13</meta:editing-cycles>
    <meta:generator>OpenOffice/4.1.9$Win32 OpenOffice.org_project/419m1$Build-9805</meta:generator>
    <dc:date>2024-04-16T02:33:28.11</dc:date>
    <dc:creator>d d</dc:creator>
    <meta:document-statistic meta:table-count="4" meta:cell-count="1028" meta:object-count="0"/>
    <meta:user-defined meta:name="Info 1"/>
    <meta:user-defined meta:name="Info 2"/>
    <meta:user-defined meta:name="Info 3"/>
    <meta:user-defined meta:name="Info 4"/>
  </office:meta>
</office:document-meta>
</file>